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_1054__1073__1099__1095__1085__1099__1081__32_2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054__1073__1099__1095__1085__1099__1081__32_2" style:data-style-name="N0">
      <style:table-cell-properties style:vertical-align="automatic" fo:background-color="transparent"/>
    </style:style>
    <style:style style:name="ce7" style:family="table-cell" style:parent-style-name="_1054__1073__1099__1095__1085__1099__1081__32_2" style:data-style-name="N0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054__1073__1099__1095__1085__1099__1081_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="thin solid #000000" fo:background-color="transparent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fo:border="thin solid #000000" fo:background-color="transparent"/>
    </style:style>
    <style:style style:name="ce11" style:family="table-cell" style:parent-style-name="_1054__1073__1099__1095__1085__1099__1081_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_1054__1073__1099__1095__1085__1099__1081__32_2" style:data-style-name="N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_1054__1073__1099__1095__1085__1099__1081__32_2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5.588cm"/>
    </style:style>
    <style:style style:name="co4" style:family="table-column">
      <style:table-column-properties fo:break-before="auto" style:column-width="6.1595cm"/>
    </style:style>
    <style:style style:name="co5" style:family="table-column">
      <style:table-column-properties fo:break-before="auto" style:column-width="5.63033333333333cm"/>
    </style:style>
    <style:style style:name="co6" style:family="table-column">
      <style:table-column-properties fo:break-before="auto" style:column-width="2.518833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46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камышлинский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1"/>
        <table:table-column table:style-name="co6" table:default-cell-style-name="ce6"/>
        <table:table-column table:style-name="co7" table:number-columns-repeated="16378" table:default-cell-style-name="ce6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муниципальный район/городской округ</text:p>
          </table:table-cell>
          <table:table-cell office:value-type="string" table:style-name="ce3">
            <text:p>городское/сельское поселение</text:p>
          </table:table-cell>
          <table:table-cell office:value-type="string" table:style-name="ce4">
            <text:p>населенный пункт</text:p>
          </table:table-cell>
          <table:table-cell office:value-type="string" table:style-name="ce3">
            <text:p>наименований элементов улично-дорожной сети<text:s/></text:p>
          </table:table-cell>
          <table:table-cell table:number-columns-repeated="16379" table:style-name="ce6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Байтуган<text:s/></text:p>
          </table:table-cell>
          <table:table-cell office:value-type="string" table:style-name="ce7">
            <text:p>с. Русский Байтуган</text:p>
          </table:table-cell>
          <table:table-cell office:value-type="string" table:style-name="ce8">
            <text:p>ул. Молодеж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2" table:style-name="ce7">
            <text:p>2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Байтуган<text:s/></text:p>
          </table:table-cell>
          <table:table-cell office:value-type="string" table:style-name="ce7">
            <text:p>с. Русский Байтуган</text:p>
          </table:table-cell>
          <table:table-cell office:value-type="string" table:style-name="ce12">
            <text:p>ул. Победы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3" table:style-name="ce7">
            <text:p>3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Байтуган<text:s/></text:p>
          </table:table-cell>
          <table:table-cell office:value-type="string" table:style-name="ce7">
            <text:p>с. Русский Байтуган</text:p>
          </table:table-cell>
          <table:table-cell office:value-type="string" table:style-name="ce8">
            <text:p>ул. Шипорев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Байтуган<text:s/></text:p>
          </table:table-cell>
          <table:table-cell office:value-type="string" table:style-name="ce7">
            <text:p>с. Русский Байтуган</text:p>
          </table:table-cell>
          <table:table-cell office:value-type="string" table:style-name="ce8">
            <text:p>ул. Школь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Байтуган<text:s/></text:p>
          </table:table-cell>
          <table:table-cell office:value-type="string" table:style-name="ce7">
            <text:p>с. Русский Байтуган</text:p>
          </table:table-cell>
          <table:table-cell office:value-type="string" table:style-name="ce8">
            <text:p>ул. Юж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Байтуган<text:s/></text:p>
          </table:table-cell>
          <table:table-cell office:value-type="string" table:style-name="ce7">
            <text:p>с. Татарский Байтуган</text:p>
          </table:table-cell>
          <table:table-cell office:value-type="string" table:style-name="ce8">
            <text:p>ул. Бигаш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7" table:style-name="ce7">
            <text:p>7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Байтуган<text:s/></text:p>
          </table:table-cell>
          <table:table-cell office:value-type="string" table:style-name="ce7">
            <text:p>с. Татарский Байтуган</text:p>
          </table:table-cell>
          <table:table-cell office:value-type="string" table:style-name="ce12">
            <text:p>ул. Вагизова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8" table:style-name="ce7">
            <text:p>8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Байтуган<text:s/></text:p>
          </table:table-cell>
          <table:table-cell office:value-type="string" table:style-name="ce7">
            <text:p>с. Татарский Байтуган</text:p>
          </table:table-cell>
          <table:table-cell office:value-type="string" table:style-name="ce8">
            <text:p>ул. Казан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9" table:style-name="ce7">
            <text:p>9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Байтуган<text:s/></text:p>
          </table:table-cell>
          <table:table-cell office:value-type="string" table:style-name="ce7">
            <text:p>с. Татарский Байтуган</text:p>
          </table:table-cell>
          <table:table-cell office:value-type="string" table:style-name="ce8">
            <text:p>ул. Реч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0" table:style-name="ce7">
            <text:p>10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Байтуган<text:s/></text:p>
          </table:table-cell>
          <table:table-cell office:value-type="string" table:style-name="ce7">
            <text:p>с. Татарский Байтуган</text:p>
          </table:table-cell>
          <table:table-cell office:value-type="string" table:style-name="ce8">
            <text:p>ул. Подгор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1" table:style-name="ce7">
            <text:p>11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Байтуган<text:s/></text:p>
          </table:table-cell>
          <table:table-cell office:value-type="string" table:style-name="ce7">
            <text:p>с. Чувашский Байтуган</text:p>
          </table:table-cell>
          <table:table-cell office:value-type="string" table:style-name="ce8">
            <text:p>ул. Надгор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2" table:style-name="ce7">
            <text:p>12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Байтуган<text:s/></text:p>
          </table:table-cell>
          <table:table-cell office:value-type="string" table:style-name="ce7">
            <text:p>с. Чувашский Байтуган</text:p>
          </table:table-cell>
          <table:table-cell office:value-type="string" table:style-name="ce8">
            <text:p>ул. Централь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3" table:style-name="ce7">
            <text:p>13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Байтуган<text:s/></text:p>
          </table:table-cell>
          <table:table-cell office:value-type="string" table:style-name="ce7">
            <text:p>п. Красный Яр</text:p>
          </table:table-cell>
          <table:table-cell office:value-type="string" table:style-name="ce8">
            <text:p>-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4" table:style-name="ce7">
            <text:p>14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Балыкла<text:s/></text:p>
          </table:table-cell>
          <table:table-cell office:value-type="string" table:style-name="ce7">
            <text:p>с. Старая Балыкла</text:p>
          </table:table-cell>
          <table:table-cell office:value-type="string" table:style-name="ce12">
            <text:p>ул. Безводовка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5" table:style-name="ce7">
            <text:p>15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Балыкла<text:s/></text:p>
          </table:table-cell>
          <table:table-cell office:value-type="string" table:style-name="ce7">
            <text:p>с. Старая Балыкла</text:p>
          </table:table-cell>
          <table:table-cell office:value-type="string" table:style-name="ce8">
            <text:p>ул. Болот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6" table:style-name="ce7">
            <text:p>16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Балыкла<text:s/></text:p>
          </table:table-cell>
          <table:table-cell office:value-type="string" table:style-name="ce7">
            <text:p>с. Старая Балыкла</text:p>
          </table:table-cell>
          <table:table-cell office:value-type="string" table:style-name="ce8">
            <text:p>ул. Ермаков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7" table:style-name="ce7">
            <text:p>17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Балыкла<text:s/></text:p>
          </table:table-cell>
          <table:table-cell office:value-type="string" table:style-name="ce7">
            <text:p>с. Старая Балыкла</text:p>
          </table:table-cell>
          <table:table-cell office:value-type="string" table:style-name="ce8">
            <text:p>ул. Молодеж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8" table:style-name="ce7">
            <text:p>18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Балыкла<text:s/></text:p>
          </table:table-cell>
          <table:table-cell office:value-type="string" table:style-name="ce7">
            <text:p>с. Старая Балыкла</text:p>
          </table:table-cell>
          <table:table-cell office:value-type="string" table:style-name="ce8">
            <text:p>ул. Роднич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9" table:style-name="ce7">
            <text:p>19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Балыкла<text:s/></text:p>
          </table:table-cell>
          <table:table-cell office:value-type="string" table:style-name="ce7">
            <text:p>с. Старая Балыкла</text:p>
          </table:table-cell>
          <table:table-cell office:value-type="string" table:style-name="ce8">
            <text:p>ул. Садов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20" table:style-name="ce7">
            <text:p>20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Балыкла<text:s/></text:p>
          </table:table-cell>
          <table:table-cell office:value-type="string" table:style-name="ce7">
            <text:p>с. Старая Балыкла</text:p>
          </table:table-cell>
          <table:table-cell office:value-type="string" table:style-name="ce8">
            <text:p>ул. Сибир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21" table:style-name="ce7">
            <text:p>21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Балыкла<text:s/></text:p>
          </table:table-cell>
          <table:table-cell office:value-type="string" table:style-name="ce7">
            <text:p>с. Старая Балыкла</text:p>
          </table:table-cell>
          <table:table-cell office:value-type="string" table:style-name="ce8">
            <text:p>ул. Тес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22" table:style-name="ce7">
            <text:p>22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Балыкла<text:s/></text:p>
          </table:table-cell>
          <table:table-cell office:value-type="string" table:style-name="ce7">
            <text:p>с. Старая Балыкла</text:p>
          </table:table-cell>
          <table:table-cell office:value-type="string" table:style-name="ce8">
            <text:p>ул. Централь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23" table:style-name="ce7">
            <text:p>23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Балыкла<text:s/></text:p>
          </table:table-cell>
          <table:table-cell office:value-type="string" table:style-name="ce7">
            <text:p>с. Степановка</text:p>
          </table:table-cell>
          <table:table-cell office:value-type="string" table:style-name="ce12">
            <text:p>ул. Безводовка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24" table:style-name="ce7">
            <text:p>24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Балыкла<text:s/></text:p>
          </table:table-cell>
          <table:table-cell office:value-type="string" table:style-name="ce7">
            <text:p>с. Степановка</text:p>
          </table:table-cell>
          <table:table-cell office:value-type="string" table:style-name="ce8">
            <text:p>ул. Молодеж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25" table:style-name="ce7">
            <text:p>25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Балыкла<text:s/></text:p>
          </table:table-cell>
          <table:table-cell office:value-type="string" table:style-name="ce7">
            <text:p>с. Степановка</text:p>
          </table:table-cell>
          <table:table-cell office:value-type="string" table:style-name="ce8">
            <text:p>ул. Подлес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26" table:style-name="ce7">
            <text:p>26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Балыкла<text:s/></text:p>
          </table:table-cell>
          <table:table-cell office:value-type="string" table:style-name="ce7">
            <text:p>с. Степановка</text:p>
          </table:table-cell>
          <table:table-cell office:value-type="string" table:style-name="ce8">
            <text:p>пер. Болотный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27" table:style-name="ce7">
            <text:p>27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Балыкла<text:s/></text:p>
          </table:table-cell>
          <table:table-cell office:value-type="string" table:style-name="ce7">
            <text:p>с. Степановка</text:p>
          </table:table-cell>
          <table:table-cell office:value-type="string" table:style-name="ce8">
            <text:p>ул. Централь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28" table:style-name="ce7">
            <text:p>28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Балыкла<text:s/></text:p>
          </table:table-cell>
          <table:table-cell office:value-type="string" table:style-name="ce7">
            <text:p>с. Степановские Выселки</text:p>
          </table:table-cell>
          <table:table-cell office:value-type="string" table:style-name="ce8">
            <text:p>ул. Централь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29" table:style-name="ce7">
            <text:p>29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Балыкла<text:s/></text:p>
          </table:table-cell>
          <table:table-cell office:value-type="string" table:style-name="ce7">
            <text:p>с. Степановские Выселки</text:p>
          </table:table-cell>
          <table:table-cell office:value-type="string" table:style-name="ce13">
            <text:p>ул. Лес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30" table:style-name="ce7">
            <text:p>30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Балыкла<text:s/></text:p>
          </table:table-cell>
          <table:table-cell office:value-type="string" table:style-name="ce7">
            <text:p>д. Новая Балыкла</text:p>
          </table:table-cell>
          <table:table-cell office:value-type="string" table:style-name="ce8">
            <text:p>ул. Сибир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31" table:style-name="ce7">
            <text:p>31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Балыкла<text:s/></text:p>
          </table:table-cell>
          <table:table-cell office:value-type="string" table:style-name="ce7">
            <text:p>д. Новая Балыкла</text:p>
          </table:table-cell>
          <table:table-cell office:value-type="string" table:style-name="ce8">
            <text:p>ул. Централь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32" table:style-name="ce7">
            <text:p>32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Ермаково<text:s/></text:p>
          </table:table-cell>
          <table:table-cell office:value-type="string" table:style-name="ce7">
            <text:p>с. Старое Ермаково</text:p>
          </table:table-cell>
          <table:table-cell office:value-type="string" table:style-name="ce8">
            <text:p>ул. Восточ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33" table:style-name="ce7">
            <text:p>33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Ермаково<text:s/></text:p>
          </table:table-cell>
          <table:table-cell office:value-type="string" table:style-name="ce7">
            <text:p>с. Старое Ермаково</text:p>
          </table:table-cell>
          <table:table-cell office:value-type="string" table:style-name="ce8">
            <text:p>ул. Восточная 1-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34" table:style-name="ce7">
            <text:p>34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Ермаково<text:s/></text:p>
          </table:table-cell>
          <table:table-cell office:value-type="string" table:style-name="ce7">
            <text:p>с. Старое Ермаково</text:p>
          </table:table-cell>
          <table:table-cell office:value-type="string" table:style-name="ce8">
            <text:p>ул. Молодеж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35" table:style-name="ce7">
            <text:p>35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Ермаково<text:s/></text:p>
          </table:table-cell>
          <table:table-cell office:value-type="string" table:style-name="ce7">
            <text:p>с. Старое Ермаково</text:p>
          </table:table-cell>
          <table:table-cell office:value-type="string" table:style-name="ce8">
            <text:p>ул. Молодежная 1-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36" table:style-name="ce7">
            <text:p>36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Ермаково<text:s/></text:p>
          </table:table-cell>
          <table:table-cell office:value-type="string" table:style-name="ce7">
            <text:p>с. Старое Ермаково</text:p>
          </table:table-cell>
          <table:table-cell office:value-type="string" table:style-name="ce8">
            <text:p>ул. Молодежная 2-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37" table:style-name="ce7">
            <text:p>37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Ермаково<text:s/></text:p>
          </table:table-cell>
          <table:table-cell office:value-type="string" table:style-name="ce7">
            <text:p>с. Старое Ермаково</text:p>
          </table:table-cell>
          <table:table-cell office:value-type="string" table:style-name="ce8">
            <text:p>ул. Набереж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38" table:style-name="ce7">
            <text:p>38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Ермаково<text:s/></text:p>
          </table:table-cell>
          <table:table-cell office:value-type="string" table:style-name="ce7">
            <text:p>с. Старое Ермаково</text:p>
          </table:table-cell>
          <table:table-cell office:value-type="string" table:style-name="ce8">
            <text:p>ул. Озер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39" table:style-name="ce7">
            <text:p>39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Ермаково<text:s/></text:p>
          </table:table-cell>
          <table:table-cell office:value-type="string" table:style-name="ce7">
            <text:p>с. Старое Ермаково</text:p>
          </table:table-cell>
          <table:table-cell office:value-type="string" table:style-name="ce8">
            <text:p>ул. Озер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40" table:style-name="ce7">
            <text:p>40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Ермаково<text:s/></text:p>
          </table:table-cell>
          <table:table-cell office:value-type="string" table:style-name="ce7">
            <text:p>с. Старое Ермаково</text:p>
          </table:table-cell>
          <table:table-cell office:value-type="string" table:style-name="ce8">
            <text:p>ул. Озер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41" table:style-name="ce7">
            <text:p>41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Ермаково<text:s/></text:p>
          </table:table-cell>
          <table:table-cell office:value-type="string" table:style-name="ce7">
            <text:p>с. Старое Ермаково</text:p>
          </table:table-cell>
          <table:table-cell office:value-type="string" table:style-name="ce8">
            <text:p>ул. Озер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42" table:style-name="ce7">
            <text:p>42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Ермаково<text:s/></text:p>
          </table:table-cell>
          <table:table-cell office:value-type="string" table:style-name="ce7">
            <text:p>с. Старое Ермаково</text:p>
          </table:table-cell>
          <table:table-cell office:value-type="string" table:style-name="ce8">
            <text:p>ул. Реч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43" table:style-name="ce7">
            <text:p>43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Ермаково<text:s/></text:p>
          </table:table-cell>
          <table:table-cell office:value-type="string" table:style-name="ce7">
            <text:p>с. Старое Ермаково</text:p>
          </table:table-cell>
          <table:table-cell office:value-type="string" table:style-name="ce8">
            <text:p>ул. Спортив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44" table:style-name="ce7">
            <text:p>44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Ермаково<text:s/></text:p>
          </table:table-cell>
          <table:table-cell office:value-type="string" table:style-name="ce7">
            <text:p>с. Старое Ермаково</text:p>
          </table:table-cell>
          <table:table-cell office:value-type="string" table:style-name="ce8">
            <text:p>ул. Спортивная 1-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45" table:style-name="ce7">
            <text:p>45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Ермаково<text:s/></text:p>
          </table:table-cell>
          <table:table-cell office:value-type="string" table:style-name="ce7">
            <text:p>с. Старое Ермаково</text:p>
          </table:table-cell>
          <table:table-cell office:value-type="string" table:style-name="ce8">
            <text:p>ул. Спортивная 2-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46" table:style-name="ce7">
            <text:p>46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Ермаково<text:s/></text:p>
          </table:table-cell>
          <table:table-cell office:value-type="string" table:style-name="ce7">
            <text:p>с. Старое Ермаково</text:p>
          </table:table-cell>
          <table:table-cell office:value-type="string" table:style-name="ce8">
            <text:p>ул. Тупиков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47" table:style-name="ce7">
            <text:p>47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Ермаково<text:s/></text:p>
          </table:table-cell>
          <table:table-cell office:value-type="string" table:style-name="ce7">
            <text:p>с. Старое Ермаково</text:p>
          </table:table-cell>
          <table:table-cell office:value-type="string" table:style-name="ce8">
            <text:p>ул. Централь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48" table:style-name="ce7">
            <text:p>48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Ермаково<text:s/></text:p>
          </table:table-cell>
          <table:table-cell office:value-type="string" table:style-name="ce7">
            <text:p>с. Старое Ермаково</text:p>
          </table:table-cell>
          <table:table-cell office:value-type="string" table:style-name="ce8">
            <text:p>ул. Школь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49" table:style-name="ce7">
            <text:p>49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Ермаково<text:s/></text:p>
          </table:table-cell>
          <table:table-cell office:value-type="string" table:style-name="ce7">
            <text:p>с. Старое Ермаково</text:p>
          </table:table-cell>
          <table:table-cell office:value-type="string" table:style-name="ce8">
            <text:p>ул. Школьная 1-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50" table:style-name="ce7">
            <text:p>50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Ермаково<text:s/></text:p>
          </table:table-cell>
          <table:table-cell office:value-type="string" table:style-name="ce7">
            <text:p>с. Старое Ермаково</text:p>
          </table:table-cell>
          <table:table-cell office:value-type="string" table:style-name="ce8">
            <text:p>ул. Школьная 2-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51" table:style-name="ce7">
            <text:p>51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Ермаково<text:s/></text:p>
          </table:table-cell>
          <table:table-cell office:value-type="string" table:style-name="ce7">
            <text:p>с. Старое Ермаково</text:p>
          </table:table-cell>
          <table:table-cell office:value-type="string" table:style-name="ce8">
            <text:p>ул. Школьная 3-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52" table:style-name="ce7">
            <text:p>52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Ермаково<text:s/></text:p>
          </table:table-cell>
          <table:table-cell office:value-type="string" table:style-name="ce7">
            <text:p>с. Старое Ермаково</text:p>
          </table:table-cell>
          <table:table-cell office:value-type="string" table:style-name="ce8">
            <text:p>ул. Школьная 4-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53" table:style-name="ce7">
            <text:p>53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Ермаково<text:s/></text:p>
          </table:table-cell>
          <table:table-cell office:value-type="string" table:style-name="ce7">
            <text:p>с. Старое Ермаково</text:p>
          </table:table-cell>
          <table:table-cell office:value-type="string" table:style-name="ce12">
            <text:p>ул. Энергетиков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54" table:style-name="ce7">
            <text:p>54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Ермаково<text:s/></text:p>
          </table:table-cell>
          <table:table-cell office:value-type="string" table:style-name="ce7">
            <text:p>с. Старое Ермаково</text:p>
          </table:table-cell>
          <table:table-cell office:value-type="string" table:style-name="ce8">
            <text:p>ул. Лес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55" table:style-name="ce7">
            <text:p>55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Ермаково<text:s/></text:p>
          </table:table-cell>
          <table:table-cell office:value-type="string" table:style-name="ce7">
            <text:p>с. Новое Ермаково</text:p>
          </table:table-cell>
          <table:table-cell office:value-type="string" table:style-name="ce8">
            <text:p>ул. Восточ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56" table:style-name="ce7">
            <text:p>56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Ермаково<text:s/></text:p>
          </table:table-cell>
          <table:table-cell office:value-type="string" table:style-name="ce7">
            <text:p>с. Новое Ермаково</text:p>
          </table:table-cell>
          <table:table-cell office:value-type="string" table:style-name="ce8">
            <text:p>ул. Кооператив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57" table:style-name="ce7">
            <text:p>57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Ермаково<text:s/></text:p>
          </table:table-cell>
          <table:table-cell office:value-type="string" table:style-name="ce7">
            <text:p>с. Новое Ермаково</text:p>
          </table:table-cell>
          <table:table-cell office:value-type="string" table:style-name="ce8">
            <text:p>ул. Крайня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58" table:style-name="ce7">
            <text:p>58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Ермаково<text:s/></text:p>
          </table:table-cell>
          <table:table-cell office:value-type="string" table:style-name="ce7">
            <text:p>с. Новое Ермаково</text:p>
          </table:table-cell>
          <table:table-cell office:value-type="string" table:style-name="ce8">
            <text:p>ул. Нов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59" table:style-name="ce7">
            <text:p>59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Ермаково<text:s/></text:p>
          </table:table-cell>
          <table:table-cell office:value-type="string" table:style-name="ce7">
            <text:p>с. Новое Ермаково</text:p>
          </table:table-cell>
          <table:table-cell office:value-type="string" table:style-name="ce8">
            <text:p>ул. Школь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60" table:style-name="ce7">
            <text:p>60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Ермаково<text:s/></text:p>
          </table:table-cell>
          <table:table-cell office:value-type="string" table:style-name="ce7">
            <text:p>с. Новое Ермаково</text:p>
          </table:table-cell>
          <table:table-cell office:value-type="string" table:style-name="ce8">
            <text:p>ул. Набереж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61" table:style-name="ce7">
            <text:p>61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Ермаково<text:s/></text:p>
          </table:table-cell>
          <table:table-cell office:value-type="string" table:style-name="ce7">
            <text:p>с. Новое Ермаково</text:p>
          </table:table-cell>
          <table:table-cell office:value-type="string" table:style-name="ce8">
            <text:p>ул. Реч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62" table:style-name="ce7">
            <text:p>62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Ермаково<text:s/></text:p>
          </table:table-cell>
          <table:table-cell office:value-type="string" table:style-name="ce7">
            <text:p>с. Новое Ермаково</text:p>
          </table:table-cell>
          <table:table-cell office:value-type="string" table:style-name="ce8">
            <text:p>ул. Централь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63" table:style-name="ce7">
            <text:p>63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Ермаково<text:s/></text:p>
          </table:table-cell>
          <table:table-cell office:value-type="string" table:style-name="ce7">
            <text:p>п. Чулпан</text:p>
          </table:table-cell>
          <table:table-cell office:value-type="string" table:style-name="ce8">
            <text:p>ул. Набереж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64" table:style-name="ce7">
            <text:p>64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Ермаково<text:s/></text:p>
          </table:table-cell>
          <table:table-cell office:value-type="string" table:style-name="ce7">
            <text:p>п. Чулпан</text:p>
          </table:table-cell>
          <table:table-cell office:value-type="string" table:style-name="ce8">
            <text:p>ул. Нагор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65" table:style-name="ce7">
            <text:p>65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Ермаково<text:s/></text:p>
          </table:table-cell>
          <table:table-cell office:value-type="string" table:style-name="ce7">
            <text:p>п. Чулпан</text:p>
          </table:table-cell>
          <table:table-cell office:value-type="string" table:style-name="ce8">
            <text:p>ул. Нов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66" table:style-name="ce7">
            <text:p>66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Ермаково<text:s/></text:p>
          </table:table-cell>
          <table:table-cell office:value-type="string" table:style-name="ce7">
            <text:p>п. Чулпан</text:p>
          </table:table-cell>
          <table:table-cell office:value-type="string" table:style-name="ce8">
            <text:p>ул. Совет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67" table:style-name="ce7">
            <text:p>67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Ермаково<text:s/></text:p>
          </table:table-cell>
          <table:table-cell office:value-type="string" table:style-name="ce7">
            <text:p>п. Чулпан</text:p>
          </table:table-cell>
          <table:table-cell office:value-type="string" table:style-name="ce8">
            <text:p>ул. Централь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68" table:style-name="ce7">
            <text:p>68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8">
            <text:p>ул. 50 лет Победы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69" table:style-name="ce7">
            <text:p>69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8">
            <text:p>ул. Анвара Давыдова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70" table:style-name="ce7">
            <text:p>70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8">
            <text:p>ул. Березов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71" table:style-name="ce7">
            <text:p>71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8">
            <text:p>ул. Болот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72" table:style-name="ce7">
            <text:p>72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8">
            <text:p>пер. Варлан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73" table:style-name="ce7">
            <text:p>73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8">
            <text:p>ул. Восточ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74" table:style-name="ce7">
            <text:p>74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8">
            <text:p>ул. Габдуллы Ту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75" table:style-name="ce7">
            <text:p>75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12">
            <text:p>ул. ДРП-3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76" table:style-name="ce7">
            <text:p>76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8">
            <text:p>ул. Завод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77" table:style-name="ce7">
            <text:p>77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8">
            <text:p>ул. Зареч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78" table:style-name="ce7">
            <text:p>78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8">
            <text:p>ул. Клявлин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79" table:style-name="ce7">
            <text:p>79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8">
            <text:p>ул. Коммуналь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80" table:style-name="ce7">
            <text:p>80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12">
            <text:p>ул. Коммуны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81" table:style-name="ce7">
            <text:p>81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8">
            <text:p>ул. Комсомоль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82" table:style-name="ce7">
            <text:p>82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8">
            <text:p>ул. Комсомольский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83" table:style-name="ce7">
            <text:p>83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8">
            <text:p>ул. Красноармей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84" table:style-name="ce7">
            <text:p>84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8">
            <text:p>ул. Лес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85" table:style-name="ce7">
            <text:p>85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8">
            <text:p>ул. Лесхоз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86" table:style-name="ce7">
            <text:p>86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12">
            <text:p>ул. Маршала Жукова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87" table:style-name="ce7">
            <text:p>87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12">
            <text:p>ул. Мира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88" table:style-name="ce7">
            <text:p>88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8">
            <text:p>ул. Молодеж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89" table:style-name="ce7">
            <text:p>89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12">
            <text:p>ул. Мусы Джалил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90" table:style-name="ce7">
            <text:p>90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8">
            <text:p>ул. Набереж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91" table:style-name="ce7">
            <text:p>91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8">
            <text:p>ул. Нагор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92" table:style-name="ce7">
            <text:p>92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12">
            <text:p>ул. Пекарн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93" table:style-name="ce7">
            <text:p>93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8">
            <text:p>ул. Пионер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94" table:style-name="ce7">
            <text:p>94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8">
            <text:p>ул. Улица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95" table:style-name="ce7">
            <text:p>95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8">
            <text:p>ул. Подгор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96" table:style-name="ce7">
            <text:p>96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8">
            <text:p>ул. Подгорный порядок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97" table:style-name="ce7">
            <text:p>97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8">
            <text:p>ул. Рабоч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98" table:style-name="ce7">
            <text:p>98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12">
            <text:p>ул. Революции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99" table:style-name="ce7">
            <text:p>99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8">
            <text:p>ул. Роднич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00" table:style-name="ce7">
            <text:p>100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8">
            <text:p>ул. Север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01" table:style-name="ce7">
            <text:p>101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8">
            <text:p>ул. Совет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02" table:style-name="ce7">
            <text:p>102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8">
            <text:p>пер. Строителей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03" table:style-name="ce7">
            <text:p>103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8">
            <text:p>ул. Транспорт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04" table:style-name="ce7">
            <text:p>104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8">
            <text:p>ул. Трансформатор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05" table:style-name="ce7">
            <text:p>105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8">
            <text:p>ул. Централь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06" table:style-name="ce7">
            <text:p>106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8">
            <text:p>ул. Юбилей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07" table:style-name="ce7">
            <text:p>107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с. Камышла</text:p>
          </table:table-cell>
          <table:table-cell office:value-type="string" table:style-name="ce8">
            <text:p>ул. Юж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08" table:style-name="ce7">
            <text:p>108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п. Бузбаш</text:p>
          </table:table-cell>
          <table:table-cell office:value-type="string" table:style-name="ce8">
            <text:p>ул. Сибир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09" table:style-name="ce7">
            <text:p>109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п. Бузбаш</text:p>
          </table:table-cell>
          <table:table-cell office:value-type="string" table:style-name="ce8">
            <text:p>ул. Восточ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10" table:style-name="ce7">
            <text:p>110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п. Бузбаш</text:p>
          </table:table-cell>
          <table:table-cell office:value-type="string" table:style-name="ce12">
            <text:p>ул. Дружбы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11" table:style-name="ce7">
            <text:p>111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п. Бузбаш</text:p>
          </table:table-cell>
          <table:table-cell office:value-type="string" table:style-name="ce8">
            <text:p>ул. Запад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12" table:style-name="ce7">
            <text:p>112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п. Бузбаш</text:p>
          </table:table-cell>
          <table:table-cell office:value-type="string" table:style-name="ce8">
            <text:p>ул. Нов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13" table:style-name="ce7">
            <text:p>113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п. Бузбаш</text:p>
          </table:table-cell>
          <table:table-cell office:value-type="string" table:style-name="ce8">
            <text:p>ул. Роднич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14" table:style-name="ce7">
            <text:p>114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п. Юлдуз</text:p>
          </table:table-cell>
          <table:table-cell office:value-type="string" table:style-name="ce14">
            <text:p>ул. Централь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15" table:style-name="ce7">
            <text:p>115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д. Давлеткулово</text:p>
          </table:table-cell>
          <table:table-cell office:value-type="string" table:style-name="ce8">
            <text:p>ул. Молодеж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16" table:style-name="ce7">
            <text:p>116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д. Давлеткулово</text:p>
          </table:table-cell>
          <table:table-cell office:value-type="string" table:style-name="ce8">
            <text:p>ул. Восточ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17" table:style-name="ce7">
            <text:p>117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Камышла<text:s/></text:p>
          </table:table-cell>
          <table:table-cell office:value-type="string" table:style-name="ce7">
            <text:p>д. Давлеткулово</text:p>
          </table:table-cell>
          <table:table-cell office:value-type="string" table:style-name="ce8">
            <text:p>ул. Запад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18" table:style-name="ce7">
            <text:p>118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Новое Усманово<text:s/></text:p>
          </table:table-cell>
          <table:table-cell office:value-type="string" table:style-name="ce7">
            <text:p>с. Новое Усманово</text:p>
          </table:table-cell>
          <table:table-cell office:value-type="string" table:style-name="ce8">
            <text:p>ул. 45 лет Победы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19" table:style-name="ce7">
            <text:p>119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Новое Усманово<text:s/></text:p>
          </table:table-cell>
          <table:table-cell office:value-type="string" table:style-name="ce7">
            <text:p>с. Новое Усманово</text:p>
          </table:table-cell>
          <table:table-cell office:value-type="string" table:style-name="ce8">
            <text:p>ул. Закии Гайнуллиной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20" table:style-name="ce7">
            <text:p>120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Новое Усманово<text:s/></text:p>
          </table:table-cell>
          <table:table-cell office:value-type="string" table:style-name="ce7">
            <text:p>с. Новое Усманово</text:p>
          </table:table-cell>
          <table:table-cell office:value-type="string" table:style-name="ce8">
            <text:p>ул. Зареч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21" table:style-name="ce7">
            <text:p>121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Новое Усманово<text:s/></text:p>
          </table:table-cell>
          <table:table-cell office:value-type="string" table:style-name="ce7">
            <text:p>с. Новое Усманово</text:p>
          </table:table-cell>
          <table:table-cell office:value-type="string" table:style-name="ce8">
            <text:p>ул. Интернациональ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22" table:style-name="ce7">
            <text:p>122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Новое Усманово<text:s/></text:p>
          </table:table-cell>
          <table:table-cell office:value-type="string" table:style-name="ce7">
            <text:p>с. Новое Усманово</text:p>
          </table:table-cell>
          <table:table-cell office:value-type="string" table:style-name="ce12">
            <text:p>ул. Каменка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23" table:style-name="ce7">
            <text:p>123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Новое Усманово<text:s/></text:p>
          </table:table-cell>
          <table:table-cell office:value-type="string" table:style-name="ce7">
            <text:p>с. Новое Усманово</text:p>
          </table:table-cell>
          <table:table-cell office:value-type="string" table:style-name="ce8">
            <text:p>ул. Крайня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24" table:style-name="ce7">
            <text:p>124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Новое Усманово<text:s/></text:p>
          </table:table-cell>
          <table:table-cell office:value-type="string" table:style-name="ce7">
            <text:p>с. Новое Усманово</text:p>
          </table:table-cell>
          <table:table-cell office:value-type="string" table:style-name="ce9">
            <text:p>ул. Лес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25" table:style-name="ce7">
            <text:p>125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Новое Усманово<text:s/></text:p>
          </table:table-cell>
          <table:table-cell office:value-type="string" table:style-name="ce7">
            <text:p>с. Новое Усманово</text:p>
          </table:table-cell>
          <table:table-cell office:value-type="string" table:style-name="ce8">
            <text:p>ул. Молодеж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26" table:style-name="ce7">
            <text:p>126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Новое Усманово<text:s/></text:p>
          </table:table-cell>
          <table:table-cell office:value-type="string" table:style-name="ce7">
            <text:p>с. Новое Усманово</text:p>
          </table:table-cell>
          <table:table-cell office:value-type="string" table:style-name="ce12">
            <text:p>ул. Нефтяников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27" table:style-name="ce7">
            <text:p>127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Новое Усманово<text:s/></text:p>
          </table:table-cell>
          <table:table-cell office:value-type="string" table:style-name="ce7">
            <text:p>с. Новое Усманово</text:p>
          </table:table-cell>
          <table:table-cell office:value-type="string" table:style-name="ce8">
            <text:p>ул. Подгор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28" table:style-name="ce7">
            <text:p>128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Новое Усманово<text:s/></text:p>
          </table:table-cell>
          <table:table-cell office:value-type="string" table:style-name="ce7">
            <text:p>с. Новое Усманово</text:p>
          </table:table-cell>
          <table:table-cell office:value-type="string" table:style-name="ce8">
            <text:p>ул. Рабоч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29" table:style-name="ce7">
            <text:p>129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Новое Усманово<text:s/></text:p>
          </table:table-cell>
          <table:table-cell office:value-type="string" table:style-name="ce7">
            <text:p>с. Новое Усманово</text:p>
          </table:table-cell>
          <table:table-cell office:value-type="string" table:style-name="ce12">
            <text:p>ул. Свободы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30" table:style-name="ce7">
            <text:p>130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Новое Усманово<text:s/></text:p>
          </table:table-cell>
          <table:table-cell office:value-type="string" table:style-name="ce7">
            <text:p>с. Новое Усманово</text:p>
          </table:table-cell>
          <table:table-cell office:value-type="string" table:style-name="ce8">
            <text:p>ул. Совет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31" table:style-name="ce7">
            <text:p>131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Новое Усманово<text:s/></text:p>
          </table:table-cell>
          <table:table-cell office:value-type="string" table:style-name="ce7">
            <text:p>с. Новое Усманово</text:p>
          </table:table-cell>
          <table:table-cell office:value-type="string" table:style-name="ce8">
            <text:p>ул. Школь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32" table:style-name="ce7">
            <text:p>132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Новое Усманово<text:s/></text:p>
          </table:table-cell>
          <table:table-cell office:value-type="string" table:style-name="ce7">
            <text:p>с. Новое Усманово</text:p>
          </table:table-cell>
          <table:table-cell office:value-type="string" table:style-name="ce12">
            <text:p>ул. Якшыгул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33" table:style-name="ce7">
            <text:p>133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Новое Усманово<text:s/></text:p>
          </table:table-cell>
          <table:table-cell office:value-type="string" table:style-name="ce7">
            <text:p>с. Новое Усманово</text:p>
          </table:table-cell>
          <table:table-cell office:value-type="string" table:style-name="ce8">
            <text:p>ул. Яс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34" table:style-name="ce7">
            <text:p>134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Старое Усманово</text:p>
          </table:table-cell>
          <table:table-cell office:value-type="string" table:style-name="ce10">
            <text:p>с. Старое Усманово</text:p>
          </table:table-cell>
          <table:table-cell office:value-type="string" table:style-name="ce8">
            <text:p>ул. Берегов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35" table:style-name="ce7">
            <text:p>135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Старое Усманово</text:p>
          </table:table-cell>
          <table:table-cell office:value-type="string" table:style-name="ce10">
            <text:p>с. Старое Усманово</text:p>
          </table:table-cell>
          <table:table-cell office:value-type="string" table:style-name="ce8">
            <text:p>ул. Октябрь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36" table:style-name="ce7">
            <text:p>136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Старое Усманово</text:p>
          </table:table-cell>
          <table:table-cell office:value-type="string" table:style-name="ce10">
            <text:p>с. Старое Усманово</text:p>
          </table:table-cell>
          <table:table-cell office:value-type="string" table:style-name="ce8">
            <text:p>ул. Совет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37" table:style-name="ce7">
            <text:p>137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Старое Усманово</text:p>
          </table:table-cell>
          <table:table-cell office:value-type="string" table:style-name="ce10">
            <text:p>с. Неклюдово</text:p>
          </table:table-cell>
          <table:table-cell office:value-type="string" table:style-name="ce8">
            <text:p>ул. Централь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38" table:style-name="ce7">
            <text:p>138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Старое Усманово</text:p>
          </table:table-cell>
          <table:table-cell office:value-type="string" table:style-name="ce10">
            <text:p>с. Неклюдово</text:p>
          </table:table-cell>
          <table:table-cell office:value-type="string" table:style-name="ce8">
            <text:p>ул. Школь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39" table:style-name="ce7">
            <text:p>139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Старое Усманово</text:p>
          </table:table-cell>
          <table:table-cell office:value-type="string" table:style-name="ce10">
            <text:p>д. <text:s/>Неклюдово-Дурасово</text:p>
          </table:table-cell>
          <table:table-cell office:value-type="string" table:style-name="ce12">
            <text:p>пер. Долгий порядок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40" table:style-name="ce7">
            <text:p>140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Старое Усманово</text:p>
          </table:table-cell>
          <table:table-cell office:value-type="string" table:style-name="ce10">
            <text:p>д. <text:s/>Неклюдово-Дурасово</text:p>
          </table:table-cell>
          <table:table-cell office:value-type="string" table:style-name="ce8">
            <text:p>ул. Совет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41" table:style-name="ce7">
            <text:p>141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Старое Усманово</text:p>
          </table:table-cell>
          <table:table-cell office:value-type="string" table:style-name="ce10">
            <text:p>с. Никиткино</text:p>
          </table:table-cell>
          <table:table-cell office:value-type="string" table:style-name="ce8">
            <text:p>ул. Садов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42" table:style-name="ce7">
            <text:p>142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Старое Усманово</text:p>
          </table:table-cell>
          <table:table-cell office:value-type="string" table:style-name="ce10">
            <text:p>с. Никиткино</text:p>
          </table:table-cell>
          <table:table-cell office:value-type="string" table:style-name="ce12">
            <text:p>ул. Сухоречка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43" table:style-name="ce7">
            <text:p>143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Старое Усманово</text:p>
          </table:table-cell>
          <table:table-cell office:value-type="string" table:style-name="ce10">
            <text:p>с. Никиткино</text:p>
          </table:table-cell>
          <table:table-cell office:value-type="string" table:style-name="ce8">
            <text:p>ул. Лес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44" table:style-name="ce7">
            <text:p>144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Старое Усманово</text:p>
          </table:table-cell>
          <table:table-cell office:value-type="string" table:style-name="ce10">
            <text:p>с. Никиткино</text:p>
          </table:table-cell>
          <table:table-cell office:value-type="string" table:style-name="ce8">
            <text:p>ул. Централь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45" table:style-name="ce7">
            <text:p>145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Старое Усманово</text:p>
          </table:table-cell>
          <table:table-cell office:value-type="string" table:style-name="ce10">
            <text:p>с. Никиткино</text:p>
          </table:table-cell>
          <table:table-cell office:value-type="string" table:style-name="ce8">
            <text:p>ул. Школь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46" table:style-name="ce7">
            <text:p>146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Старое Усманово</text:p>
          </table:table-cell>
          <table:table-cell office:value-type="string" table:style-name="ce10">
            <text:p>п. Старая Чаговка</text:p>
          </table:table-cell>
          <table:table-cell office:value-type="string" table:style-name="ce8">
            <text:p>ул. Лес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47" table:style-name="ce7">
            <text:p>147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Старое Усманово</text:p>
          </table:table-cell>
          <table:table-cell office:value-type="string" table:style-name="ce10">
            <text:p>д. Хмелевка</text:p>
          </table:table-cell>
          <table:table-cell office:value-type="string" table:style-name="ce8">
            <text:p>ул. Садов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48" table:style-name="ce7">
            <text:p>148</text:p>
          </table:table-cell>
          <table:table-cell office:value-type="string" table:style-name="ce7">
            <text:p>Камышлинский</text:p>
          </table:table-cell>
          <table:table-cell office:value-type="string" table:style-name="ce7">
            <text:p>СП Старое Усманово</text:p>
          </table:table-cell>
          <table:table-cell office:value-type="string" table:style-name="ce10">
            <text:p>д. Хмелевка</text:p>
          </table:table-cell>
          <table:table-cell office:value-type="string" table:style-name="ce8">
            <text:p>ул. Школьная<text:s/></text:p>
          </table:table-cell>
          <table:table-cell table:number-columns-repeated="3" table:style-name="ce6"/>
          <table:table-cell table:number-columns-repeated="16376" table:style-name="ce1"/>
        </table:table-row>
        <table:table-row table:number-rows-repeated="104842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style:font-name="Arial" style:font-name-asian="Arial" style:font-name-complex="Arial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style:font-name="Arial" style:font-name-asian="Arial" style:font-name-complex="Arial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CCCC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99"/>
      <style:text-properties fo:color="#FF0000" style:font-name="Arial" style:font-name-asian="Arial" style:font-name-complex="Arial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FF000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8000" style:font-name="Arial" style:font-name-asian="Arial" style:font-name-complex="Arial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808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style:font-name="Arial" style:font-name-asian="Arial" style:font-name-complex="Arial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1054__1073__1099__1095__1085__1099__1081__32_2" style:display-name="Обычный 2" style:family="table-cell" style:data-style-name="N0">
      <style:table-cell-properties style:vertical-align="automatic" fo:background-color="transparent"/>
    </style:style>
    <style:style style:name="_1054__1073__1099__1095__1085__1099__1081__32_3" style:display-name="Обычный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dc:creator>Полотцева Оксана Федоровна</dc:creator>
    <meta:creation-date>2019-06-03T08:41:39Z</meta:creation-date>
    <dc:date>2019-12-24T17:49:11Z</dc:date>
    <meta:print-date>2019-09-03T05:33:55Z</meta:print-date>
    <meta:editing-cycles>7</meta:editing-cycles>
    <meta:editing-duration>PT14029S</meta:editing-duration>
  </office:meta>
</office:document-meta>
</file>